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with_20_Fine_20_Dots"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6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eeeeee"/>
      <style:paragraph-properties fo:text-align="center"/>
      <style:text-properties fo:color="#000000" fo:font-size="9pt"/>
    </style:style>
    <style:style style:name="P8" style:family="paragraph">
      <loext:graphic-properties draw:fill-color="#f17c0b"/>
      <style:paragraph-properties fo:text-align="center"/>
      <style:text-properties fo:color="#000000" fo:font-size="9pt"/>
    </style:style>
    <style:style style:name="P9" style:family="paragraph"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778cm" svg:y1="21.644cm" svg:x2="6.878cm" svg:y2="20.744cm">
            <text:p/>
          </draw:line>
          <draw:line draw:style-name="gr1" draw:text-style-name="P1" draw:layer="layout" svg:x1="3.778cm" svg:y1="21.644cm" svg:x2="6.878cm" svg:y2="22.844cm">
            <text:p/>
          </draw:line>
          <draw:line draw:style-name="gr1" draw:text-style-name="P1" draw:layer="layout" svg:x1="3.778cm" svg:y1="21.644cm" svg:x2="6.93cm" svg:y2="25.105cm">
            <text:p/>
          </draw:line>
          <draw:line draw:style-name="gr1" draw:text-style-name="P1" draw:layer="layout" svg:x1="3.778cm" svg:y1="21.644cm" svg:x2="6.965cm" svg:y2="27.099cm">
            <text:p/>
          </draw:line>
          <draw:line draw:style-name="gr2" draw:text-style-name="P1" draw:layer="layout" svg:x1="3.74cm" svg:y1="23.949cm" svg:x2="6.878cm" svg:y2="22.944cm">
            <text:p/>
          </draw:line>
          <draw:line draw:style-name="gr2" draw:text-style-name="P1" draw:layer="layout" svg:x1="3.778cm" svg:y1="23.944cm" svg:x2="6.886cm" svg:y2="25.154cm">
            <text:p/>
          </draw:line>
          <draw:line draw:style-name="gr2" draw:text-style-name="P1" draw:layer="layout" svg:x1="3.778cm" svg:y1="23.944cm" svg:x2="6.882cm" svg:y2="27.283cm">
            <text:p/>
          </draw:line>
          <draw:line draw:style-name="gr2" draw:text-style-name="P1" draw:layer="layout" svg:x1="3.778cm" svg:y1="23.944cm" svg:x2="6.898cm" svg:y2="20.855cm">
            <text:p/>
          </draw:line>
          <draw:line draw:style-name="gr2" draw:text-style-name="P1" draw:layer="layout" svg:x1="3.76cm" svg:y1="26.264cm" svg:x2="6.914cm" svg:y2="25.183cm">
            <text:p/>
          </draw:line>
          <draw:line draw:style-name="gr2" draw:text-style-name="P1" draw:layer="layout" svg:x1="3.778cm" svg:y1="26.244cm" svg:x2="6.886cm" svg:y2="27.443cm">
            <text:p/>
          </draw:line>
          <draw:line draw:style-name="gr2" draw:text-style-name="P1" draw:layer="layout" svg:x1="3.778cm" svg:y1="26.244cm" svg:x2="6.965cm" svg:y2="21cm">
            <text:p/>
          </draw:line>
          <draw:line draw:style-name="gr2" draw:text-style-name="P1" draw:layer="layout" svg:x1="3.776cm" svg:y1="26.265cm" svg:x2="6.878cm" svg:y2="23.044cm">
            <text:p/>
          </draw:line>
          <draw:line draw:style-name="gr2" draw:text-style-name="P1" draw:layer="layout" svg:x1="1.4cm" svg:y1="21.656cm" svg:x2="3.024cm" svg:y2="21.636cm">
            <text:p/>
          </draw:line>
          <draw:line draw:style-name="gr2" draw:text-style-name="P1" draw:layer="layout" svg:x1="1.415cm" svg:y1="26.18cm" svg:x2="3.039cm" svg:y2="26.16cm">
            <text:p/>
          </draw:line>
          <draw:line draw:style-name="gr2" draw:text-style-name="P1" draw:layer="layout" svg:x1="1.4cm" svg:y1="23.935cm" svg:x2="3.024cm" svg:y2="23.915cm">
            <text:p/>
          </draw:line>
          <draw:frame draw:style-name="gr3" draw:text-style-name="P2" draw:layer="layout" svg:width="1.138cm" svg:height="0.689cm" svg:x="1.58cm" svg:y="21.139cm">
            <draw:text-box>
              <text:p><text:span text:style-name="T1">x</text:span><text:span text:style-name="T2">1</text:span></text:p>
            </draw:text-box>
          </draw:frame>
          <draw:frame draw:style-name="gr3" draw:text-style-name="P2" draw:layer="layout" svg:width="1.138cm" svg:height="0.689cm" svg:x="1.58cm" svg:y="25.604cm">
            <draw:text-box>
              <text:p><text:span text:style-name="T1">x</text:span><text:span text:style-name="T2">3</text:span></text:p>
            </draw:text-box>
          </draw:frame>
          <draw:frame draw:style-name="gr3" draw:text-style-name="P2" draw:layer="layout" svg:width="1.138cm" svg:height="0.689cm" svg:x="1.58cm" svg:y="23.402cm">
            <draw:text-box>
              <text:p><text:span text:style-name="T1">x</text:span><text:span text:style-name="T2">2</text:span></text:p>
            </draw:text-box>
          </draw:frame>
          <draw:custom-shape draw:style-name="gr4" draw:text-style-name="P4" draw:layer="layout" svg:width="0.794cm" svg:height="0.794cm" svg:x="2.956cm" svg:y="21.283cm">
            <text:p text:style-name="P3"><text:span text:style-name="T3">i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2.956cm" svg:y="25.807cm">
            <text:p text:style-name="P3"><text:span text:style-name="T5">i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794cm" svg:height="0.794cm" svg:x="2.956cm" svg:y="23.562cm">
            <text:p text:style-name="P3"><text:span text:style-name="T3">i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794cm" svg:height="0.794cm" svg:x="6.899cm" svg:y="20.365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794cm" svg:height="0.794cm" svg:x="6.899cm" svg:y="24.792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94cm" svg:height="0.794cm" svg:x="6.899cm" svg:y="22.579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94cm" svg:height="0.794cm" svg:x="6.899cm" svg:y="27.006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6" draw:layer="layout" svg:width="0.794cm" svg:height="0.794cm" svg:x="10.684cm" svg:y="22.943cm">
              <text:p text:style-name="P3"><text:span text:style-name="T3">o</text:span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794cm" svg:height="0.794cm" svg:x="10.684cm" svg:y="25.15cm">
              <text:p text:style-name="P3"><text:span text:style-name="T3">o</text:span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" draw:layer="layout" svg:x1="7.729cm" svg:y1="20.817cm" svg:x2="10.778cm" svg:y2="23.144cm">
            <text:p/>
          </draw:line>
          <draw:line draw:style-name="gr6" draw:text-style-name="P1" draw:layer="layout" svg:x1="7.724cm" svg:y1="20.827cm" svg:x2="10.778cm" svg:y2="25.244cm">
            <text:p/>
          </draw:line>
          <draw:line draw:style-name="gr2" draw:text-style-name="P1" draw:layer="layout" svg:x1="7.723cm" svg:y1="22.967cm" svg:x2="10.678cm" svg:y2="23.344cm">
            <text:p/>
          </draw:line>
          <draw:line draw:style-name="gr6" draw:text-style-name="P1" draw:layer="layout" svg:x1="7.7cm" svg:y1="25.187cm" svg:x2="10.678cm" svg:y2="23.544cm">
            <text:p/>
          </draw:line>
          <draw:line draw:style-name="gr2" draw:text-style-name="P1" draw:layer="layout" svg:x1="7.723cm" svg:y1="27.389cm" svg:x2="10.778cm" svg:y2="23.644cm">
            <text:p/>
          </draw:line>
          <draw:line draw:style-name="gr6" draw:text-style-name="P1" draw:layer="layout" svg:x1="7.7cm" svg:y1="25.232cm" svg:x2="10.678cm" svg:y2="25.544cm">
            <text:p/>
          </draw:line>
          <draw:line draw:style-name="gr2" draw:text-style-name="P1" draw:layer="layout" svg:x1="7.677cm" svg:y1="27.458cm" svg:x2="10.678cm" svg:y2="25.744cm">
            <text:p/>
          </draw:line>
          <draw:line draw:style-name="gr2" draw:text-style-name="P1" draw:layer="layout" svg:x1="7.678cm" svg:y1="22.944cm" svg:x2="10.678cm" svg:y2="25.444cm">
            <text:p/>
          </draw:line>
          <draw:line draw:style-name="gr2" draw:text-style-name="P1" draw:layer="layout" svg:x1="11.454cm" svg:y1="23.344cm" svg:x2="13.078cm" svg:y2="23.324cm">
            <text:p/>
          </draw:line>
          <draw:line draw:style-name="gr2" draw:text-style-name="P1" draw:layer="layout" svg:x1="11.454cm" svg:y1="25.544cm" svg:x2="13.078cm" svg:y2="25.524cm">
            <text:p/>
          </draw:line>
        </draw:g>
        <draw:frame draw:style-name="gr7" draw:text-style-name="P10" draw:layer="layout" svg:width="5.3cm" svg:height="2.9cm" svg:x="13.7cm" svg:y="22.632cm">
          <draw:text-box>
            <text:p text:style-name="P9">Dropout network for the third epo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8:27:33.887751317</dc:date>
    <meta:editing-duration>PT1H19M31S</meta:editing-duration>
    <meta:editing-cycles>22</meta:editing-cycles>
    <meta:generator>LibreOffice/5.0.3.2$Linux_X86_64 LibreOffice_project/00m0$Build-2</meta:generator>
    <meta:document-statistic meta:object-count="40"/>
  </office:meta>
</office:document-meta>
</file>